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C" style:family="table-column">
      <style:table-column-properties style:column-width="2.00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4965in"/>
    </style:style>
    <style:style style:name="Table7.C" style:family="table-column">
      <style:table-column-properties style:column-width="0.6208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4979in"/>
    </style:style>
    <style:style style:name="Table8.C" style:family="table-column">
      <style:table-column-properties style:column-width="0.6208in"/>
    </style:style>
    <style:style style:name="Table8.D" style:family="table-column">
      <style:table-column-properties style:column-width="0.4549in"/>
    </style:style>
    <style:style style:name="Table8.F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1.1486in"/>
    </style:style>
    <style:style style:name="Table1.D" style:family="table-column">
      <style:table-column-properties style:column-width="1.4299in"/>
    </style:style>
    <style:style style:name="Table1.E" style:family="table-column">
      <style:table-column-properties style:column-width="1.4806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42in" fo:margin-left="-0.0063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9965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1.1951in"/>
    </style:style>
    <style:style style:name="Table2.E" style:family="table-column">
      <style:table-column-properties style:column-width="1.1944in"/>
    </style:style>
    <style:style style:name="Table2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d8471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fd7ff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157460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107f54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d9e184" officeooo:paragraph-rsid="00d9e18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01acd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118673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10671fe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107f54c" officeooo:paragraph-rsid="0107f54c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101acd9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4d304" officeooo:paragraph-rsid="0101acd9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Cantarell" officeooo:rsid="009e7b7d" officeooo:paragraph-rsid="00b69492"/>
    </style:style>
    <style:style style:name="P36" style:family="paragraph" style:parent-style-name="Standard">
      <style:text-properties style:font-name="Cantarell" officeooo:rsid="00d84719" officeooo:paragraph-rsid="00d84719"/>
    </style:style>
    <style:style style:name="P37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38" style:family="paragraph" style:parent-style-name="Standard">
      <style:text-properties style:font-name="Cantarell" officeooo:rsid="00b2e2f1" officeooo:paragraph-rsid="00d84719"/>
    </style:style>
    <style:style style:name="P39" style:family="paragraph" style:parent-style-name="Standard">
      <style:text-properties style:font-name="Cantarell" officeooo:rsid="00b2e2f1" officeooo:paragraph-rsid="00acc3e1"/>
    </style:style>
    <style:style style:name="P40" style:family="paragraph" style:parent-style-name="Standard">
      <style:paragraph-properties fo:text-align="center" style:justify-single-word="false"/>
      <style:text-properties style:font-name="Cantarell" fo:font-size="12pt" fo:font-weight="bold" officeooo:paragraph-rsid="00c45d13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101acd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10pt" officeooo:paragraph-rsid="0101acd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10pt" officeooo:rsid="00d2bd2d" officeooo:paragraph-rsid="0101acd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101acd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101acd9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10671fe" officeooo:paragraph-rsid="010671fe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107f54c" officeooo:paragraph-rsid="0107f54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d2bd2d" officeooo:paragraph-rsid="0101acd9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52" style:family="paragraph" style:parent-style-name="Title">
      <style:text-properties fo:color="#006666" style:font-name="Liberation Sans" fo:font-size="28pt" fo:font-weight="bold" officeooo:rsid="0102ef5e" officeooo:paragraph-rsid="0102ef5e" style:font-name-asian="Droid Sans Fallback" style:font-size-asian="28pt" style:font-weight-asian="bold" style:font-name-complex="FreeSans" style:font-size-complex="28pt" style:font-weight-complex="bold"/>
    </style:style>
    <style:style style:name="P53" style:family="paragraph" style:parent-style-name="Text_20_body">
      <style:text-properties style:font-name="Cantarell" fo:font-size="14pt" officeooo:rsid="00acc3e1" officeooo:paragraph-rsid="00acc3e1" style:font-size-asian="14pt" style:font-size-complex="14pt"/>
    </style:style>
    <style:style style:name="P54" style:family="paragraph" style:parent-style-name="Frame_20_contents">
      <style:paragraph-properties fo:text-align="center" style:justify-single-word="false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13a331d" officeooo:paragraph-rsid="013a331d" style:font-size-asian="10pt" style:font-weight-asian="bold" style:font-size-complex="10pt" style:font-weight-complex="bold"/>
    </style:style>
    <style:style style:name="P57" style:family="paragraph" style:parent-style-name="Header">
      <style:paragraph-properties fo:text-align="start" style:justify-single-word="false" style:text-autospace="none"/>
      <style:text-properties fo:color="#000000" style:font-name="Cantarell" fo:font-size="10pt" fo:font-weight="bold" officeooo:rsid="013b12b8" officeooo:paragraph-rsid="013b12b8" style:font-size-asian="10pt" style:font-weight-asian="bold" style:font-size-complex="10pt" style:font-weight-complex="bold"/>
    </style:style>
    <style:style style:name="P58" style:family="paragraph" style:parent-style-name="Header">
      <style:paragraph-properties fo:text-align="start" style:justify-single-word="false" style:text-autospace="none"/>
      <style:text-properties fo:color="#000000" style:font-name="Cantarell" fo:font-size="10pt" fo:font-weight="bold" officeooo:rsid="014029ca" officeooo:paragraph-rsid="014029ca" style:font-size-asian="10pt" style:font-weight-asian="bold" style:font-size-complex="10pt" style:font-weight-complex="bold"/>
    </style:style>
    <style:style style:name="P59" style:family="paragraph" style:parent-style-name="Header">
      <style:paragraph-properties fo:text-align="start" style:justify-single-word="false" fo:break-before="pag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Liberation Sans" fo:font-size="18.2000007629395pt" fo:font-weight="bold" officeooo:rsid="013d22a6" officeooo:paragraph-rsid="013d22a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fo:color="#000000" officeooo:rsid="000a8818"/>
    </style:style>
    <style:style style:name="T4" style:family="text">
      <style:text-properties fo:color="#000000" officeooo:rsid="00c45d13"/>
    </style:style>
    <style:style style:name="T5" style:family="text">
      <style:text-properties officeooo:rsid="00b960f3"/>
    </style:style>
    <style:style style:name="T6" style:family="text">
      <style:text-properties officeooo:rsid="00c45d13"/>
    </style:style>
    <style:style style:name="T7" style:family="text">
      <style:text-properties fo:color="#2a6099" fo:font-size="14pt" style:font-size-asian="14pt" style:font-size-complex="14pt"/>
    </style:style>
    <style:style style:name="T8" style:family="text">
      <style:text-properties style:font-name="Cantarell"/>
    </style:style>
    <style:style style:name="T9" style:family="text">
      <style:text-properties style:font-name="Cantarell" officeooo:rsid="01213232"/>
    </style:style>
    <style:style style:name="T10" style:family="text">
      <style:text-properties officeooo:rsid="013e371f"/>
    </style:style>
    <style:style style:name="fr1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8">Epidemiolog</text:span><text:span text:style-name="T9">ical</text:span><text:span text:style-name="T8"> Surveillance</text:span> </text:p>
      <text:p text:style-name="P5"/>
      <text:p text:style-name="P3"/>
      <text:p text:style-name="P4"><text:tab/><text:span text:style-name="T7"><text:placeholder text:placeholder-type="text">&lt;health_condition.rec_name&gt;</text:placeholder></text:span></text:p>
      <text:p text:style-name="P37"/>
      <text:p text:style-name="P40"><text:span text:style-name="T6">Period </text:span><text:span text:style-name="T3"><text:placeholder text:placeholder-type="text">&lt;format_date(start_date, user.language)&gt;</text:placeholder></text:span><text:span text:style-name="T3"><text:s/></text:span><text:span text:style-name="T4">to </text:span><text:span text:style-name="T3"><text:placeholder text:placeholder-type="text">&lt;format_date(end_date, user.language)&gt;</text:placeholder></text:span></text:p>
      <text:p text:style-name="P53"/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44"><draw:frame draw:style-name="fr3" draw:name="Image1" text:anchor-type="as-char" svg:width="0.2256in" svg:height="0.2583in" draw:z-index="0"><draw:image xlink:href="Pictures/100002010000020C000002579F8B7BF8F2988420.png" xlink:type="simple" xlink:show="embed" xlink:actuate="onLoad" loext:mime-type="image/png"/></draw:frame></text:p>
          </table:table-cell>
          <table:table-cell table:style-name="Table6.A1" office:value-type="string">
            <text:p text:style-name="P44"><draw:frame draw:style-name="fr3" draw:name="Image6" text:anchor-type="as-char" svg:width="0.2654in" svg:height="0.2654in" draw:z-index="1"><draw:image xlink:href="Pictures/10000201000004B0000004B09E558E931E6654EE.png" xlink:type="simple" xlink:show="embed" xlink:actuate="onLoad" loext:mime-type="image/png"/></draw:frame></text:p>
          </table:table-cell>
          <table:table-cell table:style-name="Table6.A1" office:value-type="string">
            <text:p text:style-name="P30">Σ</text:p>
          </table:table-cell>
          <table:table-cell table:style-name="Table6.D1" office:value-type="string">
            <text:p text:style-name="P31">No Age</text:p>
          </table:table-cell>
        </table:table-row>
        <table:table-row>
          <table:table-cell table:style-name="Table6.A2" office:value-type="string">
            <text:p text:style-name="P9"><text:placeholder text:placeholder-type="text">&lt;cases_f&gt;</text:placeholder></text:p>
          </table:table-cell>
          <table:table-cell table:style-name="Table6.A2" office:value-type="string">
            <text:p text:style-name="P9"><text:placeholder text:placeholder-type="text">&lt;cases_m&gt;</text:placeholder></text:p>
          </table:table-cell>
          <table:table-cell table:style-name="Table6.A2" office:value-type="string">
            <text:p text:style-name="P10"><text:placeholder text:placeholder-type="text">&lt;confirmed_cases_num&gt;</text:placeholder></text:p>
          </table:table-cell>
          <table:table-cell table:style-name="Table6.D2" office:value-type="string">
            <text:p text:style-name="P11"><text:placeholder text:placeholder-type="text">&lt;non_age_cases&gt;</text:placeholder></text:p>
          </table:table-cell>
        </table:table-row>
      </table:table>
      <text:p text:style-name="P39"/>
      <text:p text:style-name="P36"/>
      <text:p text:style-name="P36"><draw:frame draw:style-name="fr2" draw:name="image: (cases_histogram, 'image/png','6in','3in')" text:anchor-type="paragraph" svg:y="0.1047in" draw:z-index="15"><draw:text-box fo:min-height="1.5736in" fo:min-width="2.5146in"><text:p text:style-name="P54"/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row>
          <table:table-cell table:style-name="Table7.A1" office:value-type="string">
            <text:p text:style-name="P20">Confirmed cases</text:p>
          </table:table-cell>
          <table:table-cell table:style-name="Table7.A1" office:value-type="string">
            <text:p text:style-name="P16"/>
          </table:table-cell>
          <table:table-cell table:style-name="Table7.A1" table:number-columns-spanned="2" office:value-type="string">
            <text:p text:style-name="P17">&lt; 5</text:p>
          </table:table-cell>
          <table:covered-table-cell/>
          <table:table-cell table:style-name="Table7.A1" table:number-columns-spanned="2" office:value-type="string">
            <text:p text:style-name="P16">5 – 14</text:p>
          </table:table-cell>
          <table:covered-table-cell/>
          <table:table-cell table:style-name="Table7.A1" table:number-columns-spanned="2" office:value-type="string">
            <text:p text:style-name="P16">15 – 45</text:p>
          </table:table-cell>
          <table:covered-table-cell/>
          <table:table-cell table:style-name="Table7.A1" table:number-columns-spanned="2" office:value-type="string">
            <text:p text:style-name="P16">45 – 60</text:p>
          </table:table-cell>
          <table:covered-table-cell/>
          <table:table-cell table:style-name="Table7.K1" table:number-columns-spanned="2" office:value-type="string">
            <text:p text:style-name="P16">&gt; 6<text:span text:style-name="T5">0</text:span></text:p>
          </table:table-cell>
          <table:covered-table-cell/>
        </table:table-row>
        <table:table-row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32">Σ</text:p>
          </table:table-cell>
          <table:table-cell table:style-name="Table7.A2" office:value-type="string">
            <text:p text:style-name="P18"><draw:frame draw:style-name="fr3" draw:name="Image7" text:anchor-type="as-char" svg:width="0.2256in" svg:height="0.2583in" draw:z-index="2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8" text:anchor-type="as-char" svg:width="0.2654in" svg:height="0.2654in" draw:z-index="3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9" text:anchor-type="as-char" svg:width="0.2256in" svg:height="0.2583in" draw:z-index="4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10" text:anchor-type="as-char" svg:width="0.2654in" svg:height="0.2654in" draw:z-index="5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14" text:anchor-type="as-char" svg:width="0.2256in" svg:height="0.2583in" draw:z-index="6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11" text:anchor-type="as-char" svg:width="0.2654in" svg:height="0.2654in" draw:z-index="7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15" text:anchor-type="as-char" svg:width="0.2256in" svg:height="0.2583in" draw:z-index="8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12" text:anchor-type="as-char" svg:width="0.2654in" svg:height="0.2654in" draw:z-index="9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3" draw:name="Image16" text:anchor-type="as-char" svg:width="0.2256in" svg:height="0.2583in" draw:z-index="10"><draw:image xlink:href="Pictures/100002010000020C000002579F8B7BF8F2988420.png" xlink:type="simple" xlink:show="embed" xlink:actuate="onLoad" loext:mime-type="image/png"/></draw:frame></text:p>
          </table:table-cell>
          <table:table-cell table:style-name="Table7.L2" office:value-type="string">
            <text:p text:style-name="P16"><draw:frame draw:style-name="fr3" draw:name="Image13" text:anchor-type="as-char" svg:width="0.2654in" svg:height="0.2654in" draw:z-index="11"><draw:image xlink:href="Pictures/10000201000004B0000004B09E558E931E6654EE.png" xlink:type="simple" xlink:show="embed" xlink:actuate="onLoad" loext:mime-type="image/png"/></draw:frame></text:p>
          </table:table-cell>
        </table:table-row>
      </table:table>
      <text:p text:style-name="P35"><text:placeholder text:placeholder-type="text">&lt;for each="dx in epidemics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6"/>
        <table:table-row>
          <table:table-cell table:style-name="Table8.A1" table:number-rows-spanned="2" office:value-type="string">
            <text:p text:style-name="P6"><text:placeholder text:placeholder-type="text">&lt;health_condition.rec_name&gt;</text:placeholder></text:p>
          </table:table-cell>
          <table:table-cell table:style-name="Table8.A1" table:number-rows-spanned="2" office:value-type="string">
            <text:p text:style-name="P14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12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13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23"><text:placeholder text:placeholder-type="text">&lt;dx['age_group_1f']&gt;</text:placeholder></text:p>
          </table:table-cell>
          <table:table-cell table:style-name="Table8.C2" office:value-type="string">
            <text:p text:style-name="P24"><text:placeholder text:placeholder-type="text">&lt;dx['age_group_1']-dx['age_group_1f']&gt;</text:placeholder></text:p>
          </table:table-cell>
          <table:table-cell table:style-name="Table8.C2" office:value-type="string">
            <text:p text:style-name="P25"><text:placeholder text:placeholder-type="text">&lt;dx['age_group_2f']&gt;</text:placeholder></text:p>
          </table:table-cell>
          <table:table-cell table:style-name="Table8.C2" office:value-type="string">
            <text:p text:style-name="P26"><text:placeholder text:placeholder-type="text">&lt;dx['age_group_2']-dx['age_group_2f']&gt;</text:placeholder></text:p>
          </table:table-cell>
          <table:table-cell table:style-name="Table8.C2" office:value-type="string">
            <text:p text:style-name="P27"><text:placeholder text:placeholder-type="text">&lt;dx['age_group_3f']&gt;</text:placeholder></text:p>
          </table:table-cell>
          <table:table-cell table:style-name="Table8.C2" office:value-type="string">
            <text:p text:style-name="P26"><text:placeholder text:placeholder-type="text">&lt;dx['age_group_3']-dx['age_group_3f']&gt;</text:placeholder></text:p>
          </table:table-cell>
          <table:table-cell table:style-name="Table8.C2" office:value-type="string">
            <text:p text:style-name="P27"><text:placeholder text:placeholder-type="text">&lt;dx['age_group_4f']&gt;</text:placeholder></text:p>
          </table:table-cell>
          <table:table-cell table:style-name="Table8.C2" office:value-type="string">
            <text:p text:style-name="P26"><text:placeholder text:placeholder-type="text">&lt;dx['age_group_4']-dx['age_group_4f']&gt;</text:placeholder></text:p>
          </table:table-cell>
          <table:table-cell table:style-name="Table8.C2" office:value-type="string">
            <text:p text:style-name="P27"><text:placeholder text:placeholder-type="text">&lt;dx['age_group_5f']&gt;</text:placeholder></text:p>
          </table:table-cell>
          <table:table-cell table:style-name="Table8.L2" office:value-type="string">
            <text:p text:style-name="P26"><text:placeholder text:placeholder-type="text">&lt;dx['age_group_5']-dx['age_group_5f']&gt;</text:placeholder></text:p>
          </table:table-cell>
        </table:table-row>
      </table:table>
      <text:p text:style-name="P19"/>
      <text:p text:style-name="P19"><draw:frame draw:style-name="fr4" draw:name="Object1" text:anchor-type="char" svg:y="0.1563in" svg:width="6.2984in" svg:height="3.5429in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19"/>
      <text:p text:style-name="P19"/>
      <text:p text:style-name="P1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9">Age group</text:p>
          </table:table-cell>
          <table:table-cell table:style-name="Table3.A1" office:value-type="string">
            <text:p text:style-name="P29">Female</text:p>
          </table:table-cell>
          <table:table-cell table:style-name="Table3.A1" office:value-type="string">
            <text:p text:style-name="P29">Male</text:p>
          </table:table-cell>
          <table:table-cell table:style-name="Table3.D1" office:value-type="string">
            <text:p text:style-name="P29">Total</text:p>
          </table:table-cell>
        </table:table-row>
        <table:table-row>
          <table:table-cell table:style-name="Table3.A2" office:value-type="string">
            <text:p text:style-name="P48">&lt;5</text:p>
          </table:table-cell>
          <table:table-cell table:style-name="Table3.A2" office:value-type="string">
            <text:p text:style-name="P28"><text:placeholder text:placeholder-type="text">&lt;dx['age_group_1f']&gt;</text:placeholder></text:p>
          </table:table-cell>
          <table:table-cell table:style-name="Table3.A2" office:value-type="string">
            <text:p text:style-name="P28"><text:placeholder text:placeholder-type="text">&lt;dx['age_group_1']-dx['age_group_1f']&gt;</text:placeholder></text:p>
          </table:table-cell>
          <table:table-cell table:style-name="Table3.D2" office:value-type="string">
            <text:p text:style-name="P15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P48">5-14</text:p>
          </table:table-cell>
          <table:table-cell table:style-name="Table3.A2" office:value-type="string">
            <text:p text:style-name="P28"><text:placeholder text:placeholder-type="text">&lt;dx['age_group_2f']&gt;</text:placeholder></text:p>
          </table:table-cell>
          <table:table-cell table:style-name="Table3.A2" office:value-type="string">
            <text:p text:style-name="P28"><text:placeholder text:placeholder-type="text">&lt;dx['age_group_2']-dx['age_group_2f']&gt;</text:placeholder></text:p>
          </table:table-cell>
          <table:table-cell table:style-name="Table3.D2" office:value-type="string">
            <text:p text:style-name="P15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P48">15-44</text:p>
          </table:table-cell>
          <table:table-cell table:style-name="Table3.A2" office:value-type="string">
            <text:p text:style-name="P28"><text:placeholder text:placeholder-type="text">&lt;dx['age_group_3f']&gt;</text:placeholder></text:p>
          </table:table-cell>
          <table:table-cell table:style-name="Table3.A2" office:value-type="string">
            <text:p text:style-name="P28"><text:placeholder text:placeholder-type="text">&lt;dx['age_group_3']-dx['age_group_3f']&gt;</text:placeholder></text:p>
          </table:table-cell>
          <table:table-cell table:style-name="Table3.D2" office:value-type="string">
            <text:p text:style-name="P15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P48">45-60</text:p>
          </table:table-cell>
          <table:table-cell table:style-name="Table3.A2" office:value-type="string">
            <text:p text:style-name="P28"><text:placeholder text:placeholder-type="text">&lt;dx['age_group_4f']&gt;</text:placeholder></text:p>
          </table:table-cell>
          <table:table-cell table:style-name="Table3.A2" office:value-type="string">
            <text:p text:style-name="P28"><text:placeholder text:placeholder-type="text">&lt;dx['age_group_4']-dx['age_group_4f']&gt;</text:placeholder></text:p>
          </table:table-cell>
          <table:table-cell table:style-name="Table3.D2" office:value-type="string">
            <text:p text:style-name="P15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P48">&gt;60</text:p>
          </table:table-cell>
          <table:table-cell table:style-name="Table3.A2" office:value-type="string">
            <text:p text:style-name="P28"><text:placeholder text:placeholder-type="text">&lt;dx['age_group_5f']&gt;</text:placeholder></text:p>
          </table:table-cell>
          <table:table-cell table:style-name="Table3.A2" office:value-type="string">
            <text:p text:style-name="P28"><text:placeholder text:placeholder-type="text">&lt;dx['age_group_5']-dx['age_group_5f']&gt;</text:placeholder></text:p>
          </table:table-cell>
          <table:table-cell table:style-name="Table3.D2" office:value-type="string">
            <text:p text:style-name="P15"><text:placeholder text:placeholder-type="text">&lt;dx['age_group_5']&gt;</text:placeholder></text:p>
          </table:table-cell>
        </table:table-row>
      </table:table>
      <text:p text:style-name="P19"/>
      <text:p text:style-name="P19"/>
      <text:p text:style-name="P19"><text:placeholder text:placeholder-type="text">&lt;/for&gt;</text:placeholder></text:p>
      <text:p text:style-name="P3"/>
      <text:p text:style-name="P3"/>
      <text:h text:style-name="P61" text:outline-level="1"><text:span text:style-name="T10">Distribution by </text:span>Ethnic group </text:h>
      <text:p text:style-name="P57"/>
      <text:p text:style-name="P57"><draw:frame draw:style-name="fr2" draw:name="image: (cases_ethnicity, 'image/png','6in','3in')" text:anchor-type="paragraph" svg:y="0.1047in" draw:z-index="17"><draw:text-box fo:min-height="1.5736in" fo:min-width="2.5146in"><text:p text:style-name="P54"/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60" text:outline-level="1">Distribution by Socioeconomic Status</text:h>
      <text:p text:style-name="P57"/>
      <text:p text:style-name="P57"/>
      <text:p text:style-name="P57"/>
      <text:p text:style-name="P57"><draw:frame draw:style-name="fr1" draw:name="image: (cases_ses, 'image/png','6in','3in')" text:anchor-type="paragraph" svg:x="2.0898in" svg:y="0.0445in" draw:z-index="18"><draw:text-box fo:min-height="1.5736in" fo:min-width="2.5146in"><text:p text:style-name="P54"/></draw:text-box></draw:frame></text:p>
      <text:p text:style-name="P57"/>
      <text:p text:style-name="P57"/>
      <text:p text:style-name="P57"/>
      <text:p text:style-name="P57"/>
      <text:p text:style-name="P58"/>
      <text:p text:style-name="P58"/>
      <text:h text:style-name="P60" text:outline-level="1">Deaths</text:h>
      <text:p text:style-name="P56"/>
      <text:p text:style-name="P56"/>
      <text:p text:style-name="P56"><draw:frame draw:style-name="fr2" draw:name="image: (deaths_histogram, 'image/png','6in','3in')" text:anchor-type="paragraph" svg:y="0.1047in" draw:z-index="16"><draw:text-box fo:min-height="1.5736in" fo:min-width="2.5146in"><text:p text:style-name="P54"/></draw:text-box></draw:frame></text:p>
      <text:p text:style-name="P59"/>
      <text:p text:style-name="P3"/>
      <text:p text:style-name="P7"><text:placeholder text:placeholder-type="text">&lt;if test="demographics"&gt;</text:placeholder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34">No DoB</text:p>
          </table:table-cell>
          <table:table-cell table:style-name="Table1.A1" office:value-type="string">
            <text:p text:style-name="P43"><draw:frame draw:style-name="fr3" draw:name="Image3" text:anchor-type="as-char" svg:width="0.2256in" svg:height="0.2583in" draw:z-index="12"><draw:image xlink:href="Pictures/100002010000020C000002579F8B7BF8F2988420.png" xlink:type="simple" xlink:show="embed" xlink:actuate="onLoad" loext:mime-type="image/png"/></draw:frame></text:p>
          </table:table-cell>
          <table:table-cell table:style-name="Table1.A1" office:value-type="string">
            <text:p text:style-name="P43"><draw:frame draw:style-name="fr3" draw:name="Image4" text:anchor-type="as-char" svg:width="0.2654in" svg:height="0.2654in" draw:z-index="13"><draw:image xlink:href="Pictures/10000201000004B0000004B09E558E931E6654EE.png" xlink:type="simple" xlink:show="embed" xlink:actuate="onLoad" loext:mime-type="image/png"/></draw:frame></text:p>
          </table:table-cell>
          <table:table-cell table:style-name="Table1.E1" office:value-type="string">
            <text:p text:style-name="P33">Σ</text:p>
          </table:table-cell>
        </table:table-row>
        <table:table-row>
          <table:table-cell table:style-name="Table1.A2" office:value-type="string">
            <text:p text:style-name="P50">Living Population</text:p>
          </table:table-cell>
          <table:table-cell table:style-name="Table1.A2" office:value-type="string">
            <text:p text:style-name="P21"><text:placeholder text:placeholder-type="text">&lt;no_dob&gt;</text:placeholder></text:p>
          </table:table-cell>
          <table:table-cell table:style-name="Table1.A2" office:value-type="string">
            <text:p text:style-name="P21"><text:placeholder text:placeholder-type="text">&lt;ptotal_f&gt;</text:placeholder></text:p>
          </table:table-cell>
          <table:table-cell table:style-name="Table1.A2" office:value-type="string">
            <text:p text:style-name="P21"><text:placeholder text:placeholder-type="text">&lt;ptotal_m&gt;</text:placeholder></text:p>
          </table:table-cell>
          <table:table-cell table:style-name="Table1.E2" office:value-type="string">
            <text:p text:style-name="P21"><text:placeholder text:placeholder-type="text">&lt;ptotal_f + ptotal_m&gt;</text:placeholder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6"><text:span text:style-name="T1">In t</text:span>his period </text:p>
          </table:table-cell>
          <table:table-cell table:style-name="Table2.A1" office:value-type="string">
            <text:p text:style-name="P46">Registrations</text:p>
          </table:table-cell>
          <table:table-cell table:style-name="Table2.A1" office:value-type="string">
            <text:p text:style-name="P47">In health system</text:p>
          </table:table-cell>
          <table:table-cell table:style-name="Table2.A1" office:value-type="string">
            <text:p text:style-name="P47">Birth <text:span text:style-name="T2">certs</text:span></text:p>
          </table:table-cell>
          <table:table-cell table:style-name="Table2.E1" office:value-type="string">
            <text:p text:style-name="P47">Death <text:span text:style-name="T2">certs</text:span></text:p>
          </table:table-cell>
        </table:table-row>
        <table:table-row>
          <table:table-cell table:style-name="Table2.A2" office:value-type="string">
            <text:p text:style-name="P21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P21"><text:placeholder text:placeholder-type="text">&lt;new_people&gt;</text:placeholder></text:p>
          </table:table-cell>
          <table:table-cell table:style-name="Table2.C2" office:value-type="string">
            <text:p text:style-name="P21"><text:placeholder text:placeholder-type="text">&lt;new_in_health_system&gt;</text:placeholder></text:p>
          </table:table-cell>
          <table:table-cell table:style-name="Table2.D2" office:value-type="string">
            <text:p text:style-name="P21"><text:placeholder text:placeholder-type="text">&lt;new_births&gt;</text:placeholder></text:p>
          </table:table-cell>
          <table:table-cell table:style-name="Table2.E2" office:value-type="string">
            <text:p text:style-name="P21"><text:placeholder text:placeholder-type="text">&lt;new_deaths&gt;</text:placeholder></text:p>
          </table:table-cell>
        </table:table-row>
      </table:table>
      <text:p text:style-name="P42"/>
      <text:p text:style-name="P7"><text:placeholder text:placeholder-type="text">&lt;/if&gt;</text:placeholder></text:p>
      <text:p text:style-name="P7"/>
      <text:p text:style-name="P7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 style:text-autospace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style:font-name="Cantarell" fo:font-family="Cantarell" style:font-pitch="variable" fo:font-size="10pt" fo:font-weight="bold" officeooo:rsid="013b12b8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án Marró</meta:initial-creator>
    <meta:creation-date>2013-12-29T14:02:13.288131399</meta:creation-date>
    <dc:date>2020-05-12T20:19:19.891983626</dc:date>
    <meta:editing-duration>P5DT6H31M45S</meta:editing-duration>
    <meta:editing-cycles>262</meta:editing-cycles>
    <meta:generator>LibreOffice/6.4.1.1$Linux_X86_64 LibreOffice_project/40$Build-1</meta:generator>
    <meta:document-statistic meta:table-count="6" meta:image-count="14" meta:object-count="1" meta:page-count="6" meta:paragraph-count="96" meta:word-count="123" meta:character-count="1575" meta:non-whitespace-character-count="152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931cm" svg:y="0.315cm" chart:style-name="ch2">
          <text:p>Cases by age group</text:p>
        </chart:title>
        <chart:legend chart:legend-position="end" svg:x="14.105cm" svg:y="3.951cm" style:legend-expansion="high" chart:style-name="ch3"/>
        <chart:plot-area chart:style-name="ch4" table:cell-range-address="Table3.$A$2:.$A$6 Table3.$B$1:.$C$6" chart:data-source-has-labels="both" svg:x="0.319cm" svg:y="1.273cm" svg:width="13.467cm" svg:height="7.547cm">
          <chartooo:coordinate-region svg:x="0.94cm" svg:y="1.472cm" svg:width="12.846cm" svg:height="6.701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3.$B$2:.$B$6" chart:label-cell-address="Table3.$B$1" chart:class="chart:bar">
            <chart:data-point chart:repeated="5"/>
          </chart:series>
          <chart:series chart:style-name="ch9" chart:values-cell-range-address="Table3.$C$2:.$C$6" chart:label-cell-address="Table3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1$Linux_X86_64 LibreOffice_project/4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